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Times New Roman'" style:font-family-asian="'Times New Roman'" style:font-family-complex="'Times New Roman'" fo:background-color="#ffff00" style:use-window-font-color="true"/>
    </style:style>
    <style:style style:name="T2" style:family="text">
      <style:text-properties fo:font-size="16.00pt" fo:font-weight="bold" fo:font-family="'Times New Roman'" style:font-family-asian="'Times New Roman'" style:font-family-complex="'Times New Roman'" fo:background-color="#ffff00" fo:color="#ff0000"/>
    </style:style>
    <style:style style:name="T3" style:family="text">
      <style:text-properties fo:font-size="16.00pt" fo:font-weight="bold" fo:font-family="'Times New Roman'" style:font-family-asian="'Times New Roman'" style:font-family-complex="'Times New Roman'" fo:background-color="transparent" fo:color="#ff0000"/>
    </style:style>
    <style:style style:name="T4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 style:text-line-through-style="solid" style:text-line-through-type="single"/>
    </style:style>
    <style:style style:name="T6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6.00pt" fo:font-weight="bold" fo:font-family="'Times New Roman'" style:font-family-asian="'Times New Roman'" style:font-family-complex="'Times New Roman'" fo:background-color="#ffff00" fo:color="#ff0000"/>
    </style:style>
    <style:style style:name="T8" style:family="text">
      <style:text-properties fo:font-size="16.00pt" fo:font-weight="bold" fo:font-family="'Times New Roman'" style:font-family-asian="'Times New Roman'" style:font-family-complex="'Times New Roman'" fo:background-color="#ffff00" style:use-window-font-color="true"/>
    </style:style>
    <style:style style:name="T9" style:family="text">
      <style:text-properties fo:font-size="16.00pt" fo:font-weight="bold" fo:font-family="'Times New Roman'" style:font-family-asian="'Times New Roman'" style:font-family-complex="'Times New Roman'" fo:background-color="#ffff00" fo:color="#ff0000"/>
    </style:style>
    <style:style style:name="T10" style:family="text">
      <style:text-properties fo:font-size="16.00pt" fo:font-weight="bold" fo:font-family="'Times New Roman'" style:font-family-asian="'Times New Roman'" style:font-family-complex="'Times New Roman'" fo:background-color="#ffff00" style:use-window-font-color="true"/>
    </style:style>
    <style:style style:name="T11" style:family="text">
      <style:text-properties fo:font-size="16.00pt" fo:font-weight="bold" fo:font-family="'Times New Roman'" style:font-family-asian="'Times New Roman'" style:font-family-complex="'Times New Roman'" fo:background-color="#ffff00" fo:color="#ff0000"/>
    </style:style>
    <style:style style:name="T12" style:family="text">
      <style:text-properties fo:font-size="16.00pt" fo:font-weight="bold" fo:font-family="'Times New Roman'" style:font-family-asian="'Times New Roman'" style:font-family-complex="'Times New Roman'" fo:background-color="#ffff00" style:use-window-font-color="true"/>
    </style:style>
    <style:style style:name="T13" style:family="text">
      <style:text-properties fo:font-size="16.00pt" fo:font-weight="bold" fo:font-family="'Times New Roman'" style:font-family-asian="'Times New Roman'" style:font-family-complex="'Times New Roman'" fo:background-color="#ffff00" fo:color="#ff0000"/>
    </style:style>
    <style:style style:name="T14" style:family="text">
      <style:text-properties fo:font-size="16.00pt" fo:font-weight="bold" fo:font-family="'Times New Roman'" style:font-family-asian="'Times New Roman'" style:font-family-complex="'Times New Roman'" fo:background-color="#ffff00" style:use-window-font-color="true"/>
    </style:style>
    <style:style style:name="T15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 style:text-line-through-style="solid" style:text-line-through-type="single"/>
    </style:style>
    <style:style style:name="T1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 style:text-line-through-style="solid" style:text-line-through-type="singl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6.00pt"/>
    </style:style>
  </office:automatic-styles>
  <office:body>
    <office:text>
      <text:p text:style-name="P1"><text:span text:style-name="T1">Envio do relatório da unidade 1 contendo:<text:line-break/><text:line-break/>- Descrição da base de dados (o que significa cada variável e o tipo, quantidade de amostras, se há existência de entradas sem alguns dos dados)<text:line-break/></text:span><text:span text:style-name="T2">- Apresentar pelo menos um histograma de uma variável numérica (interpretar o resultado)<text:line-break/>- Apresentar pelo menos um gráfico de frequência acumulada</text:span><text:span text:style-name="T3"><text:line-break/></text:span><text:span text:style-name="T4"/></text:p>
      <text:p text:style-name="P1"><text:span text:style-name="T5">- Apresentar um gráfico de Pareto (converse com o professor para a escolha da variável)<text:line-break/>- Apresentar pelo menos um diagrama de dispersão para um par de variáveis numéricas (interpretar o resultado)</text:span><text:span text:style-name="T6"><text:line-break/>-</text:span><text:span text:style-name="T7"><text:s/>Média</text:span><text:span text:style-name="T8">,<text:s/></text:span><text:span text:style-name="T9">amplitude</text:span><text:span text:style-name="T10">,<text:s/></text:span><text:span text:style-name="T11">variância</text:span><text:span text:style-name="T12"><text:s/>e<text:s/></text:span><text:span text:style-name="T13">desvio padrão amostral<text:s/></text:span><text:span text:style-name="T14">de cada dado</text:span><text:span text:style-name="T15"><text:line-break/>-</text:span><text:span text:style-name="T16"><text:s/>Proporção de dados que estão dentro de k (1, 2, 3 e 4) desvios padrão em relação à média de um determinado dado (comparar com o teorema de chebychev)</text:span><text:span text:style-name="T17"><text:line-break/></text:span><text:span text:style-name="T18">- Criar gráficos caixa-e-bigode<text:s/></text:span><text:span text:style-name="T19"><text:line-break/>===========================================</text:span></text:p>
      <text:p text:style-name="P2"><text:span text:style-name="T19">Nem todos os datasets estão no formato em .csv<text:line-break/>Mas já estão todos convertidos para esse formato no seguinte endereço:<text:line-break/></text:span><text:a xlink:href="http://www.dca.ufrn.br/~rafaelbg/disciplinas/2014.2/Estatistica/datasets/"><text:span text:style-name="T20">http://www.dca.ufrn.br/~rafaelbg/disciplinas/2014.2/Estatistica/datasets/</text:span></text:a><text:span text:style-name="T21"><text:line-break/><text:line-break/>Washington e Lucas: Automobile<text:line-break/>Joffrey e Eric: Energy<text:line-break/>Larysse e Maria Iris: Iris<text:line-break/>Sueliton e Jackson: Seeds<text:line-break/>Joane e João: Leaf<text:line-break/>Victor e Juvanderson: Concrete<text:line-break/>Hudson e .. : Adult</text:span></text:p>
      <text:p text:style-name="P2"><text:span text:style-name="T21"><text:line-break/></text:span><text:a xlink:href="https://archive.ics.uci.edu/ml/datasets/seeds"><text:span text:style-name="T22">https://archive.ics.uci.edu/ml/datasets/seeds</text:span></text:a><text:span text:style-name="T23"><text:line-break/><text:line-break/><text:line-break/></text:span><text:a xlink:href="https://archive.ics.uci.edu/ml/datasets/Forest+Fires"><text:span text:style-name="T24">https://archive.ics.uci.edu/ml/datasets/Forest+Fires</text:span></text:a><text:span text:style-name="T25"><text:line-break/><text:line-break/><text:line-break/></text:span><text:a xlink:href="https://archive.ics.uci.edu/ml/datasets/Wine"><text:span text:style-name="T26">https://archive.ics.uci.edu/ml/datasets/Wine</text:span></text:a><text:span text:style-name="T27"/></text:p>
      <text:p text:style-name="P2"><text:span text:style-name="T28"><text:line-break/></text:span><text:a xlink:href="https://archive.ics.uci.edu/ml/datasets/Iris"><text:span text:style-name="T29">https://archive.ics.uci.edu/ml/datasets/Iris</text:span></text:a><text:span text:style-name="T30"><text:line-break/><text:line-break/>(tem vinho branco e tinto, escolha um deles)<text:line-break/></text:span><text:a xlink:href="https://archive.ics.uci.edu/ml/datasets/Wine+Quality"><text:span text:style-name="T31">https://archive.ics.uci.edu/ml/datasets/Wine+Quality</text:span></text:a><text:span text:style-name="T32"><text:line-break/><text:line-break/><text:line-break/></text:span><text:a xlink:href="https://archive.ics.uci.edu/ml/datasets/Concrete+Compressive+Strength"><text:span text:style-name="T33">https://archive.ics.uci.edu/ml/datasets/Concrete+Compressive+Strength</text:span></text:a><text:span text:style-name="T34"><text:line-break/><text:line-break/><text:line-break/></text:span><text:a xlink:href="https://archive.ics.uci.edu/ml/datasets/Adult"><text:span text:style-name="T35">https://archive.ics.uci.edu/ml/datasets/Adult</text:span></text:a><text:span text:style-name="T36"><text:line-break/><text:line-break/><text:line-break/></text:span><text:a xlink:href="https://archive.ics.uci.edu/ml/datasets/Leaf"><text:span text:style-name="T37">https://archive.ics.uci.edu/ml/datasets/Leaf</text:span></text:a><text:span text:style-name="T38"><text:line-break/><text:line-break/><text:line-break/></text:span><text:a xlink:href="https://archive.ics.uci.edu/ml/datasets/Abalone"><text:span text:style-name="T39">https://archive.ics.uci.edu/ml/datasets/Abalone</text:span></text:a><text:span text:style-name="T40"><text:line-break/><text:line-break/><text:line-break/></text:span><text:a xlink:href="https://archive.ics.uci.edu/ml/datasets/Energy+efficiency"><text:span text:style-name="T41">https://archive.ics.uci.edu/ml/datasets/Energy+efficiency</text:span></text:a><text:span text:style-name="T42"><text:line-break/><text:line-break/><text:line-break/></text:span><text:a xlink:href="https://archive.ics.uci.edu/ml/datasets/Automobile"><text:span text:style-name="T43">https://archive.ics.uci.edu/ml/datasets/Automobile</text:span></text:a><text:span text:style-name="T4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